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4, 2021 (11:22:2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&lt;! – TODO: we should use different class here, since PreciseRectangle is already done in PreciseRectangle lab –&gt;</text:p>
      <text:p text:style-name="Text_20_body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3:22:37Z</meta:creation-date>
    <dc:date>2021-06-15T03:22:37Z</dc:date>
    <meta:user-defined meta:name="date" meta:value-type="string">June  14, 2021 (11:22:2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